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&lt;stdio.h&gt;</text:p>
      <text:p text:style-name="Standard"><text:s/>2 void main(){</text:p>
      <text:p text:style-name="Standard"><text:s/>3 <text:s text:c="8"/>printf("1.%d\n",getpid());//1</text:p>
      <text:p text:style-name="Standard"><text:s/>4 <text:s text:c="8"/>int n1=fork();//2</text:p>
      <text:p text:style-name="Standard"><text:s/>5 <text:s text:c="8"/>int n2=fork();//3</text:p>
      <text:p text:style-name="Standard"><text:s/>6 <text:s text:c="8"/>if(n1==0)//4</text:p>
      <text:p text:style-name="Standard"><text:s/>7 <text:s text:c="8"/>printf("2.%d\n",getppid());</text:p>
      <text:p text:style-name="Standard"><text:s/>8 <text:s text:c="8"/>if(n2==0)//5</text:p>
      <text:p text:style-name="Standard"><text:s/>9 <text:s text:c="8"/>printf("3.%d\n",getppid());</text:p>
      <text:p text:style-name="Standard">10 }</text:p>
      <text:p text:style-name="Standard">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9:37:09.785197193</meta:creation-date>
    <dc:date>2018-11-12T09:37:37.468999951</dc:date>
    <meta:editing-duration>PT28S</meta:editing-duration>
    <meta:editing-cycles>1</meta:editing-cycles>
    <meta:document-statistic meta:table-count="0" meta:image-count="0" meta:object-count="0" meta:page-count="1" meta:paragraph-count="11" meta:word-count="23" meta:character-count="256" meta:non-whitespace-character-count="180"/>
    <meta:generator>LibreOffice/6.0.6.2$Linux_X86_64 LibreOffice_project/00m0$Build-2</meta:generator>
  </office:meta>
</office:document-meta>
</file>